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5164ff" fo:padding="0.097cm" fo:border="0.5pt solid #000000">
        <style:background-image/>
      </style:table-cell-properties>
    </style:style>
    <style:style style:name="Tableau2" style:family="table">
      <style:table-properties style:width="9.398cm" table:align="left"/>
    </style:style>
    <style:style style:name="Tableau2.A" style:family="table-column">
      <style:table-column-properties style:column-width="9.398cm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5164ff" fo:padding="0.097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Orbitron" fo:font-size="18pt" fo:language="zxx" fo:country="none" fo:font-style="italic" fo:font-weight="bold" officeooo:rsid="00059cc7" officeooo:paragraph-rsid="00059cc7" style:font-size-asian="15.75pt" style:language-asian="zxx" style:country-asian="none" style:font-style-asian="italic" style:font-weight-asian="bold" style:font-size-complex="18pt" style:language-complex="zxx" style:country-complex="none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ahnschrift" fo:font-size="12pt" fo:language="zxx" fo:country="none" officeooo:rsid="00059cc7" officeooo:paragraph-rsid="00059cc7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fo:color="#5164ff" loext:opacity="100%" style:font-name="Monaspace Krypton" fo:font-size="15pt" fo:language="zxx" fo:country="none" officeooo:rsid="00059cc7" officeooo:paragraph-rsid="0006f210" fo:background-color="transparent" style:font-size-asian="15pt" style:language-asian="zxx" style:country-asian="none" style:font-size-complex="15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894bf" officeooo:paragraph-rsid="000894bf" fo:background-color="transparent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59cc7" fo:background-color="transparent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Bahnschrift" fo:font-size="12pt" fo:language="zxx" fo:country="none" officeooo:rsid="0006f210" officeooo:paragraph-rsid="0006f210" fo:background-color="transparent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Table_20_Contents">
      <style:paragraph-properties fo:text-align="start" style:justify-single-word="false"/>
      <style:text-properties style:font-name="Bahnschrift" fo:font-size="12pt" fo:language="zxx" fo:country="none" officeooo:rsid="0006f210" officeooo:paragraph-rsid="0006f210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6f210" fo:background-color="transparent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language="zxx" fo:country="none" officeooo:paragraph-rsid="0006f210" style:language-asian="zxx" style:country-asian="none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style:font-name="Monaspace Krypton" fo:font-size="13pt" fo:language="zxx" fo:country="none" officeooo:paragraph-rsid="0006f210" style:font-size-asian="13pt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98989" fo:background-color="transparent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Monaspace Krypton" fo:font-size="12pt" fo:language="zxx" fo:country="none" officeooo:rsid="00098989" officeooo:paragraph-rsid="00098989" fo:background-color="transparent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text-align="start" style:justify-single-word="false"/>
      <style:text-properties style:font-name="Monaspace Krypton" fo:font-size="12pt" fo:language="zxx" fo:country="none" officeooo:rsid="00098989" officeooo:paragraph-rsid="00098989" style:font-size-asian="10.5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style:font-name="Monaspace Krypton" fo:font-size="13pt" fo:language="zxx" fo:country="none" officeooo:rsid="00098989" officeooo:paragraph-rsid="00098989" style:font-size-asian="13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font-name="Monaspace Krypton" fo:font-size="12pt" fo:language="zxx" fo:country="none" officeooo:rsid="00059cc7" officeooo:paragraph-rsid="00098f7a" fo:background-color="transparent" style:font-size-asian="10.5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style:font-name="Monaspace Krypton" fo:font-size="12pt" fo:language="zxx" fo:country="none" officeooo:rsid="00098989" officeooo:paragraph-rsid="00098f7a" fo:background-color="transparent" style:font-size-asian="10.5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officeooo:paragraph-rsid="0006f210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3pt" style:font-size-asian="13pt"/>
    </style:style>
    <style:style style:name="P23" style:family="paragraph" style:parent-style-name="Standard">
      <style:text-properties style:font-name="Arial" fo:font-size="13pt" officeooo:paragraph-rsid="0006f210" style:font-size-asian="13pt"/>
    </style:style>
    <style:style style:name="P24" style:family="paragraph" style:parent-style-name="Standard">
      <style:paragraph-properties fo:text-align="start" style:justify-single-word="false"/>
      <style:text-properties style:font-name="Monaspace Krypton" fo:font-size="15pt" fo:language="zxx" fo:country="none" officeooo:rsid="00059cc7" officeooo:paragraph-rsid="00098f7a" style:font-size-asian="15pt" style:language-asian="zxx" style:country-asian="none" style:font-size-complex="15pt" style:language-complex="zxx" style:country-complex="none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Bahnschrift" fo:font-size="13pt" fo:language="zxx" fo:country="none" officeooo:rsid="00098f7a" officeooo:paragraph-rsid="00098f7a" fo:background-color="transparent" style:font-size-asian="11.3500003814697pt" style:language-asian="zxx" style:country-asian="none" style:font-size-complex="13pt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Bahnschrift" fo:font-size="12pt" fo:language="zxx" fo:country="none" officeooo:rsid="000b4577" officeooo:paragraph-rsid="000b4577" fo:background-color="transparent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officeooo:rsid="0006f210"/>
    </style:style>
    <style:style style:name="T2" style:family="text">
      <style:text-properties officeooo:rsid="00098989"/>
    </style:style>
    <style:style style:name="T3" style:family="text">
      <style:text-properties fo:color="#5164ff" loext:opacity="100%" officeooo:rsid="000894bf"/>
    </style:style>
    <style:style style:name="T4" style:family="text">
      <style:text-properties fo:color="#5164ff" loext:opacity="100%"/>
    </style:style>
    <style:style style:name="T5" style:family="text">
      <style:text-properties fo:color="#000000" loext:opacity="100%" officeooo:rsid="000894bf"/>
    </style:style>
    <style:style style:name="T6" style:family="text">
      <style:text-properties style:font-name="Bahnschrift"/>
    </style:style>
    <style:style style:name="T7" style:family="text">
      <style:text-properties fo:color="#000000" loext:opacity="100%" officeooo:rsid="0006f210"/>
    </style:style>
    <style:style style:name="T8" style:family="text">
      <style:text-properties fo:color="#000000" loext:opacity="100%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style:font-name="Monaspace Krypton" fo:font-size="12pt" officeooo:rsid="00059cc7" fo:background-color="transparent" loext:char-shading-value="0" style:font-size-asian="10.5pt" style:font-size-complex="12pt"/>
    </style:style>
    <style:style style:name="T11" style:family="text">
      <style:text-properties fo:color="#a1467e" loext:opacity="100%" style:font-name="Monaspace Krypton" fo:font-size="12pt" officeooo:rsid="0006f210" fo:background-color="transparent" loext:char-shading-value="0" style:font-size-asian="10.5pt" style:font-size-complex="12pt"/>
    </style:style>
    <style:style style:name="T12" style:family="text">
      <style:text-properties style:use-window-font-color="true" loext:opacity="0%" style:font-name="Monaspace Krypton" fo:font-size="12pt" officeooo:rsid="0006f210" fo:background-color="transparent" loext:char-shading-value="0" style:font-size-asian="10.5pt" style:font-size-complex="12pt"/>
    </style:style>
    <style:style style:name="T13" style:family="text">
      <style:text-properties fo:color="#00a933" loext:opacity="100%" style:font-name="Monaspace Krypton" fo:font-size="13pt" style:font-size-asian="13pt"/>
    </style:style>
    <style:style style:name="T14" style:family="text">
      <style:text-properties fo:color="#00a933" loext:opacity="100%" style:font-name="Monaspace Krypton" fo:font-size="13pt" officeooo:rsid="0006f210" style:font-size-asian="13pt"/>
    </style:style>
    <style:style style:name="T15" style:family="text">
      <style:text-properties style:font-name="Monaspace Krypton" fo:font-size="13pt" style:font-size-asian="13pt"/>
    </style:style>
    <style:style style:name="T16" style:family="text">
      <style:text-properties fo:color="#000000" loext:opacity="100%" officeooo:rsid="00098989"/>
    </style:style>
    <style:style style:name="T17" style:family="text">
      <style:text-properties fo:color="#a1467e" loext:opacity="100%" officeooo:rsid="0006f210"/>
    </style:style>
    <style:style style:name="T18" style:family="text">
      <style:text-properties style:use-window-font-color="true" loext:opacity="0%" officeooo:rsid="0006f210"/>
    </style:style>
    <style:style style:name="T19" style:family="text">
      <style:text-properties fo:color="#00a933" loext:opacity="100%" fo:font-size="13pt" style:font-size-asian="13pt"/>
    </style:style>
    <style:style style:name="T20" style:family="text">
      <style:text-properties fo:color="#00a933" loext:opacity="100%" fo:font-size="13pt" officeooo:rsid="0006f210" style:font-size-asian="13pt"/>
    </style:style>
    <style:style style:name="T21" style:family="text">
      <style:text-properties fo:font-size="13pt" style:font-size-asian="13pt"/>
    </style:style>
    <style:style style:name="T22" style:family="text">
      <style:text-properties fo:color="#5164ff" loext:opacity="100%" officeooo:rsid="00059cc7" fo:background-color="transparent" loext:char-shading-value="0"/>
    </style:style>
    <style:style style:name="T23" style:family="text">
      <style:text-properties fo:color="#a1467e" loext:opacity="100%" officeooo:rsid="0006f210" fo:background-color="transparent" loext:char-shading-value="0"/>
    </style:style>
    <style:style style:name="T24" style:family="text">
      <style:text-properties style:use-window-font-color="true" loext:opacity="0%" officeooo:rsid="0006f210" fo:background-color="transparent" loext:char-shading-value="0"/>
    </style:style>
    <style:style style:name="T25" style:family="text">
      <style:text-properties fo:color="#bf819e" loext:opacity="100%" officeooo:rsid="000894bf"/>
    </style:style>
    <style:style style:name="T26" style:family="text">
      <style:text-properties style:use-window-font-color="true" loext:opacity="0%" officeooo:rsid="000894bf"/>
    </style:style>
    <style:style style:name="T27" style:family="text">
      <style:text-properties fo:color="#00a933" loext:opacity="100%" officeooo:rsid="000894bf"/>
    </style:style>
    <style:style style:name="T28" style:family="text">
      <style:text-properties fo:color="#00a933" loext:opacity="100%" officeooo:rsid="00098f7a"/>
    </style:style>
    <style:style style:name="T29" style:family="text">
      <style:text-properties style:use-window-font-color="true" loext:opacity="0%" officeooo:rsid="00098989"/>
    </style:style>
    <style:style style:name="T30" style:family="text">
      <style:text-properties style:font-name="Arial" fo:font-size="13pt" style:font-size-asian="13pt"/>
    </style:style>
    <style:style style:name="T31" style:family="text">
      <style:text-properties fo:font-family="'MS Shell Dlg 2'" style:font-family-generic="roman" style:font-pitch="variable" fo:font-size="8pt" style:font-size-asian="8pt"/>
    </style:style>
    <style:style style:name="T32" style:family="text">
      <style:text-properties fo:color="#5164ff" loext:opacity="100%" officeooo:rsid="00098f7a" fo:background-color="transparent" loext:char-shading-value="0"/>
    </style:style>
    <style:style style:name="T33" style:family="text">
      <style:text-properties fo:color="#5164ff" loext:opacity="100%" fo:background-color="transparent" loext:char-shading-value="0"/>
    </style:style>
    <style:style style:name="T34" style:family="text">
      <style:text-properties fo:color="#000000" loext:opacity="100%" officeooo:rsid="00098f7a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LITIX – DICTIONNAIRE D’INSTRUCTIONS</text:p>
      <text:p text:style-name="P1"/>
      <text:p text:style-name="P2">Splitix se compose d’une multitude d’instructions et de commandes permettant de réaliser des programmes, des scripts et bien plus, c’est la partie intégrale du module sLANG</text:p>
      <text:p text:style-name="P2"/>
      <text:p text:style-name="P2">Ce document résume la liste des instructions, rangées par catégories, leurs équivalents en blocs (Pour la programmation via le module sBLK) <text:span text:style-name="T1">sont inclus</text:span></text:p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3">CATÉGORIE A : <text:span text:style-name="T2">COORDINATION </text:span>D<text:span text:style-name="T2">ES</text:span> SCRIPT<text:span text:style-name="T2">S</text:span></text:p>
          </table:table-cell>
        </table:table-row>
      </table:table>
      <text:p text:style-name="P4"/>
      <text:p text:style-name="P5"><text:span text:style-name="T3">o</text:span><text:span text:style-name="T4">n </text:span><text:span text:style-name="T5">balise</text:span></text:p>
      <text:p text:style-name="P6"/>
      <text:p text:style-name="P7">Cette instruction initie le démarrage d'un script, il est obligatoirement collé à une balise</text:p>
      <text:p text:style-name="P7">Il peut être omis dans les programmes à un seul script, mais obligatoire dans les programmes à plusieurs scripts</text:p>
      <text:p text:style-name="P7"/>
      <text:p text:style-name="P7">Balises possibles :</text:p>
      <text:p text:style-name="P8">start<text:span text:style-name="T6">: Le script démarre dès le lancement du programme</text:span></text:p>
      <text:p text:style-name="P7"/>
      <text:p text:style-name="P8">start(params)<text:span text:style-name="T6">: <text:s/>Le script démarre dès le lancement du programme, ajout de paramètres possible</text:span></text:p>
      <text:p text:style-name="P7"/>
      <text:p text:style-name="P8">condition<text:span text:style-name="T6">: Le script démarre dès qu'une condition est remplie</text:span></text:p>
      <text:p text:style-name="P7"/>
      <text:p text:style-name="P8">timeout(temps)<text:span text:style-name="T6">: Le script démarre après un temps écoulé, par défaut en secondes (placez un suffixe [mn, s, ms, µs, ns] après la valeur du temps)</text:span></text:p>
      <text:p text:style-name="P7"/>
      <text:p text:style-name="P8">broadcast.Receive("nom")<text:span text:style-name="T6">: Le script démarre après récéption d'un objet Message</text:span></text:p>
      <text:p text:style-name="P9"/>
      <text:p text:style-name="P10">Bloc associé : &lt;<text:span text:style-name="T2">Ajouter une image ici&gt;</text:span></text:p>
      <text:p text:style-name="P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Exemple d’utilisation :</text:p>
            <text:p text:style-name="P11"/>
            <text:p text:style-name="P12"><text:span text:style-name="T4">on </text:span><text:span text:style-name="T7">s</text:span><text:span text:style-name="T8">tart</text:span><text:span text:style-name="T9">:</text:span></text:p>
            <text:p text:style-name="P13"><text:span text:style-name="T10"><text:s text:c="2"/></text:span><text:span text:style-name="T11">print</text:span><text:span text:style-name="T12">(</text:span><text:span text:style-name="T13">"</text:span><text:span text:style-name="T14">Hello World</text:span><text:span text:style-name="T14"> </text:span><text:span text:style-name="T14">!</text:span><text:span text:style-name="T13">"</text:span><text:span text:style-name="T15">)</text:span></text:p>
            <text:p text:style-name="P14"/>
            <text:p text:style-name="P15"><text:span text:style-name="T4">on </text:span><text:span text:style-name="T16">(3 &lt; 1):</text:span></text:p>
            <text:p text:style-name="P16"><text:s text:c="2"/><text:span text:style-name="T17">print</text:span><text:span text:style-name="T18">(</text:span><text:span text:style-name="T19">"</text:span><text:span text:style-name="T20">Hello World !</text:span><text:span text:style-name="T19">"</text:span><text:span text:style-name="T21">)</text:span></text:p>
            <text:p text:style-name="P14"/>
            <text:p text:style-name="P17"><text:span text:style-name="T22">on</text:span> timeout(45ms):</text:p>
            <text:p text:style-name="P17"><text:s text:c="2"/><text:span text:style-name="T23">print</text:span><text:span text:style-name="T24">(</text:span><text:span text:style-name="T19">"</text:span><text:span text:style-name="T20">Hello World !</text:span><text:span text:style-name="T19">"</text:span><text:span text:style-name="T21">)</text:span></text:p>
            <text:p text:style-name="P18"/>
            <text:p text:style-name="P19"><text:span text:style-name="T4">on </text:span><text:span text:style-name="T25">broadcast</text:span><text:span text:style-name="T26">.Receive(</text:span><text:span text:style-name="T27">"</text:span><text:span text:style-name="T28">Say Hi !</text:span><text:span text:style-name="T27">"</text:span><text:span text:style-name="T5">)</text:span><text:span text:style-name="T29">:</text:span></text:p>
            <text:p text:style-name="P20"><text:s text:c="2"/><text:span text:style-name="T17">print</text:span><text:span text:style-name="T1">(</text:span><text:span text:style-name="T19">"</text:span><text:span text:style-name="T20">Hello World !</text:span><text:span text:style-name="T19">"</text:span><text:span text:style-name="T21">)</text:span></text:p>
          </table:table-cell>
        </table:table-row>
      </table:table>
      <text:p text:style-name="P21"><text:span text:style-name="T30"/></text:p>
      <table:table table:name="Tableau3" table:style-name="Tableau3">
        <table:table-column table:style-name="Tableau3.A"/>
        <text:soft-page-break/>
        <table:table-row>
          <table:table-cell table:style-name="Tableau3.A1" office:value-type="string">
            <text:p text:style-name="P22"/>
          </table:table-cell>
        </table:table-row>
      </table:table>
      <text:p text:style-name="P23" loext:marker-style-name="T31"/>
      <text:p text:style-name="P24"><text:span text:style-name="T32">stop</text:span><text:span text:style-name="T33"> </text:span><text:span text:style-name="T34">script</text:span></text:p>
      <text:p text:style-name="P25"/>
      <text:p text:style-name="P26">Cesse prématurément l'exécution d'un script, de plusieurs scripts, ou de tout le programm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onaspace Krypton" svg:font-family="'Monaspace Krypton'" style:font-family-generic="modern" style:font-pitch="fixed"/>
    <style:font-face style:name="NSimSun" svg:font-family="NSimSun" style:font-family-generic="system" style:font-pitch="variable"/>
    <style:font-face style:name="Orbitron" svg:font-family="Orbitro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2:05:18.921402500</meta:creation-date>
    <dc:date>2025-09-05T13:58:42.120983800</dc:date>
    <meta:editing-duration>PT32M42S</meta:editing-duration>
    <meta:editing-cycles>1</meta:editing-cycles>
    <meta:document-statistic meta:table-count="3" meta:image-count="0" meta:object-count="0" meta:page-count="2" meta:paragraph-count="25" meta:word-count="210" meta:character-count="1388" meta:non-whitespace-character-count="1193"/>
    <meta:generator>LibreOffice/25.8.0.4$Windows_X86_64 LibreOffice_project/48f00303701489684e67c38c28aff00cd5929e67</meta:generator>
  </office:meta>
</office:document-meta>
</file>